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JackrabbitNodeTypeManager.registerNodeTypes( InputStream in , String conten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lientJackrabbitNodeTypeManager.ClientJackrabbitNodeTypeManager( RemoteJackrabbitNodeTypeManager remote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JackrabbitNodeTypeManager.registerNodeTypes( InputSource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JackrabbitNodeTypeManager.hasNodeTyp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